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25in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.25in" loext:contextual-spacing="false" fo:line-height="100%" fo:background-color="#ffffff"/>
      <style:text-properties fo:color="#444444" fo:font-size="12pt" style:font-size-asian="12pt" style:font-size-complex="12pt"/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.25in" loext:contextual-spacing="false" fo:line-height="100%" style:page-number="1" fo:background-color="#ffffff"/>
    </style:style>
    <style:style style:name="T1" style:family="text">
      <style:text-properties style:font-name="Roboto" fo:font-size="13.5pt" style:font-name-asian="Roboto1" style:font-size-asian="13.5pt" style:font-name-complex="Roboto1" style:font-size-complex="13.5pt" fo:background-color="#ffffff"/>
    </style:style>
    <style:style style:name="T2" style:family="text">
      <style:text-properties fo:color="#444444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3" style:family="text">
      <style:text-properties fo:color="#444444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esquise sobre padrões de projeto e escolha um para apresentar e descrever o seu funcionamento. Além disso, explique quais as vantagens e desvantagens comparados a outros e mostre suas referências.</text:span></text:p>
      <text:p text:style-name="P1"><text:span text:style-name="T2">Padrão de projeto - DECORATOR</text:span></text:p>
      <text:p text:style-name="P1"><text:span text:style-name="T3">Decorator é um padrão de projeto estrutural, ou seja, um padrão que explica como objetos e classes podem ser montados em estruturas maiores, mantendo essas estruturas flexíveis e eficientes.</text:span></text:p>
      <text:p text:style-name="P1"><text:span text:style-name="T3">A maneira de implementar este projeto é fácil de entender, primeiro você tem que criar uma classe de componente concreta e definir seu comportamento básico, depois você tem que criar uma classe decoradora com funcionalidade adicional, é importante sempre manter a funcionalidade da classe concretamente e diretamente.</text:span></text:p>
      <text:p text:style-name="P1"><text:span text:style-name="T3">As vantagens desse design são que você pode estender o comportamento de um objeto sem sub-classificá-lo; você pode adicionar ou remover responsabilidades de um objeto em tempo de execução; você pode combinar diferentes comportamentos envolvendo o objeto com vários decoradores; uma única responsabilidade em princípio.</text:span></text:p>
      <text:p text:style-name="P1"><text:span text:style-name="T3">As desvantagens são: É difícil remover um invólucro de uma pilha de invólucros; <text:s/>É difícil implementar um decorador de tal maneira que seu comportamento não dependa da ordem do pilha de decoradores; A configuração inicial do código de camadas pode ficar bastante feia.</text:span></text:p>
      <text:p text:style-name="P1"><text:span text:style-name="T3">As desvantagens são: difícil obter um wrapper de um monte de wrappers; difícil implementar decoradores de tal forma que seu comportamento não dependa da ordem da pilha do decorador; a configuração inicial do código em camadas pode ficar muito feia.</text:span></text:p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239" meta:character-count="1567" meta:non-whitespace-character-count="1334"/>
    <meta:generator>LibreOfficeDev/6.0.5.2$Linux_X86_64 LibreOffice_project/</meta:generator>
  </office:meta>
</office:document-meta>
</file>